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261f4" officeooo:paragraph-rsid="001261f4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officeooo:paragraph-rsid="00187517"/>
    </style:style>
    <style:style style:name="P3" style:family="paragraph" style:parent-style-name="Standard" style:list-style-name="L1">
      <style:text-properties fo:font-size="18pt" style:text-underline-style="none" fo:font-weight="normal" officeooo:rsid="00141414" officeooo:paragraph-rsid="00141414" style:font-size-asian="18pt" style:font-weight-asian="normal" style:font-size-complex="18pt" style:font-weight-complex="normal"/>
    </style:style>
    <style:style style:name="P4" style:family="paragraph" style:parent-style-name="Standard" style:list-style-name="L1">
      <style:text-properties fo:font-size="18pt" style:text-underline-style="none" fo:font-weight="normal" officeooo:rsid="001618c1" officeooo:paragraph-rsid="001618c1" style:font-size-asian="18pt" style:font-weight-asian="normal" style:font-size-complex="18pt" style:font-weight-complex="normal"/>
    </style:style>
    <style:style style:name="P5" style:family="paragraph" style:parent-style-name="Standard" style:list-style-name="L1">
      <style:text-properties fo:font-size="18pt" style:text-underline-style="none" fo:font-weight="normal" officeooo:rsid="0017297f" officeooo:paragraph-rsid="0017297f" style:font-size-asian="18pt" style:font-weight-asian="normal" style:font-size-complex="18pt" style:font-weight-complex="normal"/>
    </style:style>
    <style:style style:name="P6" style:family="paragraph" style:parent-style-name="Standard" style:list-style-name="L1">
      <style:text-properties fo:font-size="18pt" fo:font-style="normal" style:text-underline-style="none" fo:font-weight="normal" officeooo:rsid="00187517" officeooo:paragraph-rsid="00187517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 style:list-style-name="L1">
      <style:text-properties officeooo:rsid="001a4b6b" officeooo:paragraph-rsid="001a4b6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187517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1ae3e3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8pt" fo:font-style="normal" style:text-underline-style="none" fo:font-weight="normal" officeooo:rsid="00187517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FD cheatsheet :</text:span> </text:p>
      <text:p text:style-name="P1"/>
      <text:list xml:id="list130872954" text:style-name="L1">
        <text:list-item>
          <text:p text:style-name="P3">important properties : <text:span text:style-name="T1">velocity, pressure, viscosity, density, temperature</text:span></text:p>
        </text:list-item>
        <text:list-item>
          <text:p text:style-name="P4"><text:span text:style-name="T2">if the density of fluid is constant, the fluid is </text:span><text:span text:style-name="T1">incompressible, </text:span><text:span text:style-name="T2">otherwise the fluid is </text:span><text:span text:style-name="T1">compressible.</text:span></text:p>
        </text:list-item>
        <text:list-item>
          <text:p text:style-name="P5"><text:span text:style-name="T1">No-slip boundary coundition : </text:span><text:span text:style-name="T2">velocity is zero.</text:span></text:p>
        </text:list-item>
        <text:list-item>
          <text:p text:style-name="P6">Create GIF animation : convert -delay 5 u*.gif animation.gif</text:p>
        </text:list-item>
        <text:list-item>
          <text:p text:style-name="P2"><text:span text:style-name="T7">Animate GIF : </text:span><text:span text:style-name="T5">animate animation.gif</text:span></text:p>
        </text:list-item>
        <text:list-item>
          <text:p text:style-name="P7"><text:span text:style-name="T5">1</text:span><text:span text:style-name="T6">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20:23.127901027</meta:creation-date>
    <dc:date>2019-06-27T18:48:46.522985620</dc:date>
    <meta:editing-duration>PT15H35M2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5" meta:character-count="343" meta:non-whitespace-character-count="300"/>
  </office:meta>
</office:document-meta>
</file>